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gr2" style:family="graphic">
      <style:graphic-properties draw:stroke="solid" svg:stroke-width="0.01cm" svg:stroke-color="#000000" draw:marker-start-width="0.22cm" draw:marker-end-width="0.22cm" draw:fill="solid" draw:fill-color="#ffffff" fo:min-height="5.951cm" fo:padding-top="0.005cm" fo:padding-bottom="0.005cm" fo:padding-left="0.005cm" fo:padding-right="0.005cm" draw:shadow="visible" draw:shadow-opacity="50%"/>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5.986cm" svg:height="10.279cm" svg:x="6.686cm" svg:y="0.319cm">
            <draw:object draw:notify-on-update-of-ranges="Sheet1.A2:Sheet1.A6 Sheet1.B1:Sheet1.B1 Sheet1.B2:Sheet1.B6" xlink:href="./Object 1" xlink:type="simple" xlink:show="embed" xlink:actuate="onLoad">
              <loext:p/>
            </draw:object>
            <draw:image xlink:href="./ObjectReplacements/Object 1" xlink:type="simple" xlink:show="embed" xlink:actuate="onLoad"/>
          </draw:frame>
          <draw:frame draw:z-index="1" draw:style-name="gr2" draw:text-style-name="P2" svg:width="21.955cm" svg:height="8.903cm" svg:x="0.578cm" svg:y="11.182cm">
            <draw:text-box>
              <text:p>In de resultaten is te zien dat het draaien van het programma met 1 process 343 seconden duurt, en het een bijna precieze halvering <text:s/>is wanneer men 2 processen gebruikt het kost net iets meer tijd,</text:p>
              <text:p>Dit is te verwachten omdat het aanmaken van verschillende processen en het reduceren van de lokale antwoorden ook tijd kost.</text:p>
              <text:p/>
              <text:p>Deze versnelling is bij 4 processen nogsteeds aanwezig.</text:p>
              <text:p>343/4 ~= 89.</text:p>
              <text:p/>
              <text:p>Bij 8 processen wordt het interessanter, de laptop die deze testen heeft uitegevoert heeft 4 CPU cores allemaal met Inter Hyper Threading.</text:p>
              <text:p>In een programma als taskmanager wordt laten zien dat alsof er 8 cores zijn, maar tijdens het uitvoeren van de test met 8 processen is te zien dat het wel iets versnelt maar meer richting 6 keer ipv de verwachte 8 keer.</text:p>
              <text:p>Hier is toch te zien dat HyperThreading in de Intel CPU een handig ‘truckje’ is en blijft.</text:p>
              <text:p>Het versnelt duidelijk de uitvoer (wanneer er geheugen operaties gedaan worden is er ruimte om andere operaties te doen.) maar dat het zeker niet gelijk staat aan het verdubbelen van het aantal processor cores</text:p>
              <text:p/>
              <text:p>Wanneer we bij 16 processes aankomen zien we dat het programma alleen maar vertraagd is, dit komt omdat de <text:s/>pc wel extra moet doen bij het aanmaken van extra processen en om deze samen te brengen maar dat in de realiteit de helft van deze processen maar tegelijk gedaan kan worden.</text:p>
              <text:p/>
            </draw:text-box>
          </draw:frame>
        </table:shapes>
        <table:table-column table:style-name="co1" table:default-cell-style-name="Default"/>
        <table:table-column table:style-name="co2" table:default-cell-style-name="Default"/>
        <table:table-row table:style-name="ro1">
          <table:table-cell office:value-type="string" calcext:value-type="string">
            <text:p>Number of processes</text:p>
          </table:table-cell>
          <table:table-cell office:value-type="string" calcext:value-type="string">
            <text:p>Time</text:p>
          </table:table-cell>
        </table:table-row>
        <table:table-row table:style-name="ro1">
          <table:table-cell office:value-type="float" office:value="1" calcext:value-type="float">
            <text:p>1</text:p>
          </table:table-cell>
          <table:table-cell office:value-type="float" office:value="343" calcext:value-type="float">
            <text:p>343</text:p>
          </table:table-cell>
        </table:table-row>
        <table:table-row table:style-name="ro1">
          <table:table-cell office:value-type="float" office:value="2" calcext:value-type="float">
            <text:p>2</text:p>
          </table:table-cell>
          <table:table-cell office:value-type="float" office:value="175" calcext:value-type="float">
            <text:p>175</text:p>
          </table:table-cell>
        </table:table-row>
        <table:table-row table:style-name="ro1">
          <table:table-cell office:value-type="float" office:value="4" calcext:value-type="float">
            <text:p>4</text:p>
          </table:table-cell>
          <table:table-cell office:value-type="float" office:value="89" calcext:value-type="float">
            <text:p>89</text:p>
          </table:table-cell>
        </table:table-row>
        <table:table-row table:style-name="ro1">
          <table:table-cell office:value-type="float" office:value="8" calcext:value-type="float">
            <text:p>8</text:p>
          </table:table-cell>
          <table:table-cell office:value-type="float" office:value="66" calcext:value-type="float">
            <text:p>66</text:p>
          </table:table-cell>
        </table:table-row>
        <table:table-row table:style-name="ro1">
          <table:table-cell office:value-type="float" office:value="16" calcext:value-type="float">
            <text:p>16</text:p>
          </table:table-cell>
          <table:table-cell office:value-type="float" office:value="67" calcext:value-type="float">
            <text:p>67</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2">00/00/0000</text:date>, <text:time style:data-style-name="N2" text:time-value="14:00:44.9102299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9T18:20:54.090566283</meta:creation-date>
    <dc:date>2021-03-12T14:32:42.456155118</dc:date>
    <meta:editing-duration>PT2H5M19S</meta:editing-duration>
    <meta:editing-cycles>5</meta:editing-cycles>
    <meta:generator>LibreOffice/7.0.3.1$Linux_X86_64 LibreOffice_project/00$Build-1</meta:generator>
    <meta:document-statistic meta:table-count="1" meta:cell-count="12" meta:object-count="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7cm" svg:height="10.28cm" xlink:href=".." xlink:type="simple" chart:class="chart:line" chart:style-name="ch1">
        <chart:title svg:x="4.695cm" svg:y="0.341cm" chart:style-name="ch2">
          <text:p>Runtime with multiple processes</text:p>
        </chart:title>
        <chart:legend chart:legend-position="end" svg:x="13.519cm" svg:y="0.564cm" style:legend-expansion="custom" svg:width="1.901cm" svg:height="0.648cm" style:legend-expansion-aspect-ratio="2.93364197530864" chart:style-name="ch3"/>
        <chart:plot-area chart:style-name="ch4" table:cell-range-address="Sheet1.A1:Sheet1.B6" chart:data-source-has-labels="both" svg:x="1.527cm" svg:y="1.453cm" svg:width="14.137cm" svg:height="7.947cm">
          <chart:coordinate-region svg:x="2.334cm" svg:y="1.652cm" svg:width="13.143cm" svg:height="7.101cm"/>
          <chart:axis chart:dimension="x" chart:name="primary-x" chart:style-name="ch5" chartooo:axis-type="auto">
            <chartooo:date-scale/>
            <chart:title svg:x="7.016cm" svg:y="9.605cm" chart:style-name="ch6">
              <text:p>Amount of Processes</text:p>
            </chart:title>
            <chart:categories table:cell-range-address="Sheet1.A2:Sheet1.A6"/>
          </chart:axis>
          <chart:axis chart:dimension="y" chart:name="primary-y" chart:style-name="ch5">
            <chart:title svg:x="0.648cm" svg:y="6.661cm" chart:style-name="ch7">
              <text:p>TIme in seconds</text:p>
            </chart:title>
            <chart:grid chart:style-name="ch8" chart:class="major"/>
          </chart:axis>
          <chart:series chart:style-name="ch9" chart:values-cell-range-address="Sheet1.B2:Sheet1.B6" chart:label-cell-address="Sheet1.B1:Sheet1.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draw:g>
                  <svg:desc>Sheet1.B1:Sheet1.B1</svg:desc>
                </draw:g>
              </table:table-cell>
            </table:table-row>
          </table:table-header-rows>
          <table:table-rows>
            <table:table-row>
              <table:table-cell office:value-type="float" office:value="1">
                <text:p>1</text:p>
                <draw:g>
                  <svg:desc>Sheet1.A2:Sheet1.A6</svg:desc>
                </draw:g>
              </table:table-cell>
              <table:table-cell office:value-type="float" office:value="343">
                <text:p>343</text:p>
                <draw:g>
                  <svg:desc>Sheet1.B2:Sheet1.B6</svg:desc>
                </draw:g>
              </table:table-cell>
            </table:table-row>
            <table:table-row>
              <table:table-cell office:value-type="float" office:value="2">
                <text:p>2</text:p>
              </table:table-cell>
              <table:table-cell office:value-type="float" office:value="175">
                <text:p>175</text:p>
              </table:table-cell>
            </table:table-row>
            <table:table-row>
              <table:table-cell office:value-type="float" office:value="4">
                <text:p>4</text:p>
              </table:table-cell>
              <table:table-cell office:value-type="float" office:value="89">
                <text:p>89</text:p>
              </table:table-cell>
            </table:table-row>
            <table:table-row>
              <table:table-cell office:value-type="float" office:value="8">
                <text:p>8</text:p>
              </table:table-cell>
              <table:table-cell office:value-type="float" office:value="66">
                <text:p>66</text:p>
              </table:table-cell>
            </table:table-row>
            <table:table-row>
              <table:table-cell office:value-type="float" office:value="16">
                <text:p>16</text:p>
              </table:table-cell>
              <table:table-cell office:value-type="float" office:value="67">
                <text:p>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